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ternMappingFilterProxy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ppingFilterProxy.addUrlPattern( String url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ternMappingFilterProxy.init( FilterConfig fil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ternMappingFilterProxy.PatternMappingFilterProxy( Filter delegate , String ... url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ternMappingFilterProxy.doFilter( ServletRequest request , ServletResponse response , FilterChain filter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ternMappingFilterProxy.matches( String request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